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07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J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davine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emperatura</text:p>
          </table:table-cell>
          <table:table-cell table:style-name="ce5" office:value-type="float" office:value="-2.5" calcext:value-type="float">
            <text:p>-2,5</text:p>
          </table:table-cell>
          <table:table-cell table:style-name="ce5" office:value-type="float" office:value="-0.6" calcext:value-type="float">
            <text:p>-0,6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17" calcext:value-type="float">
            <text:p>17,0</text:p>
          </table:table-cell>
          <table:table-cell table:style-name="ce5" office:value-type="float" office:value="18.7" calcext:value-type="float">
            <text:p>18,7</text:p>
          </table:table-cell>
          <table:table-cell table:style-name="ce5" office:value-type="float" office:value="17.9" calcext:value-type="float">
            <text:p>17,9</text:p>
          </table:table-cell>
          <table:table-cell table:style-name="ce5" office:value-type="float" office:value="13.7" calcext:value-type="float">
            <text:p>13,7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-1.2" calcext:value-type="float">
            <text:p>-1,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kraj</text:p>
          </table:table-cell>
          <table:table-cell table:style-name="ce4" office:value-type="string" calcext:value-type="string" table:number-columns-spanned="12" table:number-rows-spanned="1">
            <text:p>Šmartno pri Slovenj Gradcu</text:p>
          </table:table-cell>
          <table:covered-table-cell table:number-columns-repeated="11" table:style-name="ce4"/>
          <table:table-cell table:number-columns-repeated="1011"/>
        </table:table-row>
        <table:table-row table:style-name="ro1">
          <table:table-cell>
            <draw:frame table:end-cell-address="List1.M22" table:end-x="7.31mm" table:end-y="1.65mm" draw:z-index="0" draw:name="Grafikon 1" draw:style-name="gr1" draw:text-style-name="P1" svg:width="135.88mm" svg:height="85.61mm" svg:x="3.93mm" svg:y="2.4mm">
              <loext:p draw:notify-on-update-of-ranges="List1.B1:List1.M1 List1.A2:List1.A2 List1.B2:List1.M2 List1.A3:List1.A3 List1.B3:List1.M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8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27T21:01:20</meta:creation-date>
    <dc:date>2020-04-25T23:49:11.091000000</dc:date>
    <meta:generator>LibreOffice/5.0.6.3$Windows_x86 LibreOffice_project/490fc03b25318460cfc54456516ea2519c11d1aa</meta:generator>
    <meta:editing-duration>PT49S</meta:editing-duration>
    <meta:editing-cycles>1</meta:editing-cycles>
    <meta:document-statistic meta:table-count="1" meta:cell-count="4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7">
      <number:number number:decimal-places="1" loext:min-decimal-places="1"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axis-label-position="outside-start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500" chart:interval-major="100" chart:gap-width="20" chart:reverse-direction="false" text:line-break="false" chart:link-data-style-to-source="false" chart:axis-position="0" chart:axis-label-position="outside-end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1">
      <style:chart-properties chart:display-label="true" chart:logarithmic="false" chart:minimum="-20" chart:maximum="30" chart:interval-major="10" chart:interval-minor-divisor="10" chart:gap-width="20" chart:reverse-direction="false" text:line-break="false" chart:link-data-style-to-source="false" chart:axis-position="0" chart:axis-label-position="outside-start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11" style:family="chart">
      <style:chart-properties style:rotation-angle="90"/>
      <style:text-properties fo:color="#595959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stroke="none" draw:fill-color="#9dc3e6"/>
      <style:text-properties fo:color="#2e75b6" style:text-position="0% 100%" fo:font-family="Calibri" fo:font-size="9pt" style:font-size-asian="9pt" style:font-size-complex="9pt"/>
    </style:style>
    <style:style style:name="ch13" style:family="chart" style:data-style-name="N117">
      <style:chart-properties chart:symbol-type="none" chart:link-data-style-to-source="true" chart:data-label-number="value" chart:data-label-text="false" chart:data-label-symbol="false" chart:label-position="top">
        <chart:label-separator>
          <text:p>; </text:p>
        </chart:label-separator>
      </style:chart-properties>
      <style:graphic-properties svg:stroke-width="0.071cm" svg:stroke-color="#c00000" draw:fill-color="#c00000"/>
      <style:text-properties fo:color="#c00000" style:text-position="0% 100%" fo:font-family="Calibri" fo:font-size="9pt" style:font-size-asian="9pt" style:font-size-complex="9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589cm" svg:height="8.562cm" xlink:href=".." xlink:type="simple" chart:class="chart:bar" chart:style-name="ch1">
        <chart:title svg:x="4.006cm" svg:y="0.307cm" chart:style-name="ch2">
          <text:p>Šmartno pri Slovenj Gradcu</text:p>
        </chart:title>
        <chart:legend chart:legend-position="bottom" svg:x="4.254cm" svg:y="7.795cm" style:legend-expansion="wide" chart:style-name="ch3"/>
        <chart:plot-area chart:style-name="ch4" table:cell-range-address="List1.A1:List1.M3" chart:data-source-has-labels="both" svg:x="1.158cm" svg:y="1.239cm" svg:width="11.252cm" svg:height="6.087cm">
          <chartooo:coordinate-region svg:x="1.811cm" svg:y="1.43cm" svg:width="9.902cm" svg:height="5.265cm"/>
          <chart:axis chart:dimension="x" chart:name="primary-x" chart:style-name="ch5" chartooo:axis-type="auto">
            <chartooo:date-scale/>
            <chart:categories table:cell-range-address="List1.B1:List1.M1"/>
          </chart:axis>
          <chart:axis chart:dimension="x" chart:name="secondary-x" chart:style-name="ch6"/>
          <chart:axis chart:dimension="y" chart:name="primary-y" chart:style-name="ch7">
            <chart:title svg:x="0.23cm" svg:y="5.585cm" chart:style-name="ch8">
              <text:p>temperatura (°C)</text:p>
            </chart:title>
            <chart:grid chart:style-name="ch9" chart:class="major"/>
          </chart:axis>
          <chart:axis chart:dimension="y" chart:name="secondary-y" chart:style-name="ch10">
            <chart:title svg:x="12.71cm" svg:y="5.195cm" chart:style-name="ch11">
              <text:p>padavine (mm)</text:p>
            </chart:title>
          </chart:axis>
          <chart:series chart:attached-axis="primary-y" chart:style-name="ch12" chart:values-cell-range-address="List1.B2:List1.M2" chart:label-cell-address="List1.A2:List1.A2" chart:class="chart:bar">
            <chart:data-point chart:repeated="12"/>
          </chart:series>
          <chart:series chart:attached-axis="secondary-y" chart:style-name="ch13" chart:values-cell-range-address="List1.B3:List1.M3" chart:label-cell-address="List1.A3:List1.A3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</text:p>
                <draw:g>
                  <svg:desc>List1.B1:List1.M1</svg:desc>
                </draw:g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  <table:table-cell office:value-type="string">
                <text:p>A</text:p>
              </table:table-cell>
              <table:table-cell office:value-type="string">
                <text:p>M</text:p>
              </table:table-cell>
              <table:table-cell office:value-type="string">
                <text:p>J</text:p>
              </table:table-cell>
              <table:table-cell office:value-type="string">
                <text:p>J</text:p>
              </table:table-cell>
              <table:table-cell office:value-type="string">
                <text:p>A</text:p>
              </table:table-cell>
              <table:table-cell office:value-type="string">
                <text:p>S</text:p>
              </table:table-cell>
              <table:table-cell office:value-type="string">
                <text:p>O</text:p>
              </table:table-cell>
              <table:table-cell office:value-type="string">
                <text:p>N</text:p>
              </table:table-cell>
              <table:table-cell office:value-type="string">
                <text:p>D</text:p>
              </table:table-cell>
            </table:table-row>
          </table:table-header-rows>
          <table:table-rows>
            <table:table-row>
              <table:table-cell office:value-type="string">
                <text:p>padavine</text:p>
                <draw:g>
                  <svg:desc>List1.A2:List1.A2</svg:desc>
                </draw:g>
              </table:table-cell>
              <table:table-cell office:value-type="float" office:value="43">
                <text:p>43</text:p>
                <draw:g>
                  <svg:desc>List1.B2:List1.M2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81">
                <text:p>81</text:p>
              </table:table-cell>
              <table:table-cell office:value-type="float" office:value="99">
                <text:p>99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  <table:table-cell office:value-type="float" office:value="136">
                <text:p>136</text:p>
              </table:table-cell>
              <table:table-cell office:value-type="float" office:value="115">
                <text:p>115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temperatura</text:p>
                <draw:g>
                  <svg:desc>List1.A3:List1.A3</svg:desc>
                </draw:g>
              </table:table-cell>
              <table:table-cell office:value-type="float" office:value="-2.5">
                <text:p>-2.5</text:p>
                <draw:g>
                  <svg:desc>List1.B3:List1.M3</svg:desc>
                </draw:g>
              </table:table-cell>
              <table:table-cell office:value-type="float" office:value="-0.6">
                <text:p>-0.6</text:p>
              </table:table-cell>
              <table:table-cell office:value-type="float" office:value="3.8">
                <text:p>3.8</text:p>
              </table:table-cell>
              <table:table-cell office:value-type="float" office:value="8.5">
                <text:p>8.5</text:p>
              </table:table-cell>
              <table:table-cell office:value-type="float" office:value="13.7">
                <text:p>13.7</text:p>
              </table:table-cell>
              <table:table-cell office:value-type="float" office:value="17">
                <text:p>17</text:p>
              </table:table-cell>
              <table:table-cell office:value-type="float" office:value="18.7">
                <text:p>18.7</text:p>
              </table:table-cell>
              <table:table-cell office:value-type="float" office:value="17.9">
                <text:p>17.9</text:p>
              </table:table-cell>
              <table:table-cell office:value-type="float" office:value="13.7">
                <text:p>13.7</text:p>
              </table:table-cell>
              <table:table-cell office:value-type="float" office:value="9.2">
                <text:p>9.2</text:p>
              </table:table-cell>
              <table:table-cell office:value-type="float" office:value="3.5">
                <text:p>3.5</text:p>
              </table:table-cell>
              <table:table-cell office:value-type="float" office:value="-1.2">
                <text:p>-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